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 fo:font-size="11pt" style:font-size-asian="11pt" style:font-size-complex="11pt"/>
    </style:style>
    <style:style style:name="P9" style:family="paragraph" style:parent-style-name="Standard" style:list-style-name="L6">
      <style:paragraph-properties fo:margin-top="0in" fo:margin-bottom="0.1598in" style:contextual-spacing="false"/>
      <style:text-properties style:font-name="Lato" fo:font-size="11pt" fo:background-color="#d4ea6b" style:font-size-asian="11pt" style:font-size-complex="11pt"/>
    </style:style>
    <style:style style:name="P10" style:family="paragraph" style:parent-style-name="Standard" style:list-style-name="L5">
      <style:paragraph-properties fo:margin-top="0in" fo:margin-bottom="0.1598in" style:contextual-spacing="false"/>
      <style:text-properties style:font-name="Lato" fo:font-size="11pt" fo:background-color="#d4ea6b" style:font-size-asian="11pt" style:font-size-complex="11pt"/>
    </style:style>
    <style:style style:name="P11" style:family="paragraph" style:parent-style-name="Standard" style:list-style-name="L4">
      <style:paragraph-properties fo:margin-top="0in" fo:margin-bottom="0.1598in" style:contextual-spacing="false"/>
      <style:text-properties style:font-name="Lato" fo:font-size="11pt" fo:background-color="#d4ea6b" style:font-size-asian="11pt" style:font-size-complex="11pt"/>
    </style:style>
    <style:style style:name="P12" style:family="paragraph" style:parent-style-name="Standard" style:list-style-name="L3">
      <style:paragraph-properties fo:margin-top="0in" fo:margin-bottom="0.1598in" style:contextual-spacing="false"/>
      <style:text-properties style:font-name="Lato" fo:font-size="11pt" fo:background-color="#d4ea6b" style:font-size-asian="11pt" style:font-size-complex="11pt"/>
    </style:style>
    <style:style style:name="P1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14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5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6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7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8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7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2">
      <style:paragraph-properties fo:margin-top="0in" fo:margin-bottom="0.1598in" style:contextual-spacing="false"/>
      <style:text-properties fo:color="#c9211e" loext:opacity="100%" style:font-name="Lato" fo:font-size="11pt" style:font-size-asian="11pt" style:font-size-complex="11pt"/>
    </style:style>
    <style:style style:name="P23" style:family="paragraph" style:parent-style-name="Standard" style:list-style-name="L1">
      <style:paragraph-properties fo:margin-top="0in" fo:margin-bottom="0.1598in" style:contextual-spacing="false"/>
      <style:text-properties fo:color="#c9211e" loext:opacity="100%" style:font-name="Lato"/>
    </style:style>
    <style:style style:name="T1" style:family="text">
      <style:text-properties officeooo:rsid="0035c4c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By default, while running the mail utility, commands can be entered when a ___________ prompt is shown.</text:p>
      <text:p text:style-name="P1">(choose two)</text:p>
      <text:list xml:id="list3248763603" text:style-name="L10">
        <text:list-item>
          <text:p text:style-name="P18">&amp;</text:p>
        </text:list-item>
        <text:list-item>
          <text:p text:style-name="P17">%</text:p>
        </text:list-item>
        <text:list-item>
          <text:p text:style-name="P17">{</text:p>
        </text:list-item>
        <text:list-item>
          <text:p text:style-name="P18">?</text:p>
        </text:list-item>
        <text:list-item>
          <text:p text:style-name="P17">@</text:p>
        </text:list-item>
      </text:list>
      <text:p text:style-name="P1"/>
      <text:p text:style-name="P1"/>
      <text:p text:style-name="P1">Question 2</text:p>
      <text:p text:style-name="P1">A user is accessing mail through the mail command interface. The command delete 3 will delete the second mail message because mail messages are counted starting with 0 instead of 1.</text:p>
      <text:p text:style-name="P1">True or False?</text:p>
      <text:list xml:id="list1919951703" text:style-name="L9">
        <text:list-item>
          <text:p text:style-name="P16">True</text:p>
        </text:list-item>
        <text:list-item>
          <text:p text:style-name="P19">False</text:p>
        </text:list-item>
      </text:list>
      <text:p text:style-name="P1"/>
      <text:p text:style-name="P1">Question 3</text:p>
      <text:p text:style-name="P1">The behavior of the mailq command is identical to the sendmail -bp command for systems that are using the sendmail utility.</text:p>
      <text:p text:style-name="P1">True or False?</text:p>
      <text:list xml:id="list3383108177" text:style-name="L8">
        <text:list-item>
          <text:p text:style-name="P20">True</text:p>
        </text:list-item>
        <text:list-item>
          <text:p text:style-name="P15">False</text:p>
        </text:list-item>
      </text:list>
      <text:p text:style-name="P1"/>
      <text:p text:style-name="P1">Question 4</text:p>
      <text:p text:style-name="P1">A mail alias can be created for which of the following?</text:p>
      <text:list xml:id="list871578277" text:style-name="L7">
        <text:list-item>
          <text:p text:style-name="P14">Command</text:p>
        </text:list-item>
        <text:list-item>
          <text:p text:style-name="P14">Email address</text:p>
        </text:list-item>
        <text:list-item>
          <text:p text:style-name="P21">All of the above</text:p>
        </text:list-item>
        <text:list-item>
          <text:p text:style-name="P14">User name</text:p>
        </text:list-item>
      </text:list>
      <text:p text:style-name="P1"><text:soft-page-break/></text:p>
      <text:p text:style-name="P3">Question 5</text:p>
      <text:p text:style-name="P3">The sendmail program refers to aliases defined in the _____________ file.</text:p>
      <text:list xml:id="list3890132708" text:style-name="L6">
        <text:list-item>
          <text:p text:style-name="P9">/etc/mail/aliases</text:p>
        </text:list-item>
        <text:list-item>
          <text:p text:style-name="P8">/etc/mail.rc</text:p>
        </text:list-item>
        <text:list-item>
          <text:p text:style-name="P8">/etc/aliases</text:p>
        </text:list-item>
        <text:list-item>
          <text:p text:style-name="P8">/etc/mail/aliases.conf</text:p>
        </text:list-item>
      </text:list>
      <text:p text:style-name="P3"/>
      <text:p text:style-name="P3">Question 6</text:p>
      <text:p text:style-name="P3">The ___________ command creates the aliases.db file from the data provided in the aliases file.</text:p>
      <text:list xml:id="list2225842654" text:style-name="L5">
        <text:list-item>
          <text:p text:style-name="P7">aliases</text:p>
        </text:list-item>
        <text:list-item>
          <text:p text:style-name="P10">newaliases</text:p>
        </text:list-item>
      </text:list>
      <text:p text:style-name="P3"/>
      <text:p text:style-name="P3">Question 7</text:p>
      <text:p text:style-name="P3">The behavior of the newaliases command is identical to the sendmail -bi command for systems that are using the sendmail utility.</text:p>
      <text:list xml:id="list3941465125" text:style-name="L4">
        <text:list-item>
          <text:p text:style-name="P11">True</text:p>
        </text:list-item>
        <text:list-item>
          <text:p text:style-name="P6">False</text:p>
        </text:list-item>
      </text:list>
      <text:p text:style-name="P3"/>
      <text:p text:style-name="P3">Question 8</text:p>
      <text:p text:style-name="P3">You have observed that your organization is not getting any incoming messages. What would be the most likely problem?</text:p>
      <text:list xml:id="list1869822697" text:style-name="L3">
        <text:list-item>
          <text:p text:style-name="P12">Port 25 is not open on the firewall</text:p>
        </text:list-item>
        <text:list-item>
          <text:p text:style-name="P5">Domain name is not registered</text:p>
        </text:list-item>
        <text:list-item>
          <text:p text:style-name="P5">The administrator placed a .forward file in the root directory</text:p>
        </text:list-item>
        <text:list-item>
          <text:p text:style-name="P5">POP3 is not configured</text:p>
        </text:list-item>
      </text:list>
      <text:p text:style-name="P3"/>
      <text:p text:style-name="P3">Question 9 <text:tab/><text:span text:style-name="T1">( check 11.5.1 )</text:span></text:p>
      <text:p text:style-name="P3">The sendmail utility uses ______________ for translating hostname into their network addresses.</text:p>
      <text:list xml:id="list3840042331" text:style-name="L2">
        <text:list-item>
          <text:p text:style-name="P22">FTP</text:p>
        </text:list-item>
        <text:list-item>
          <text:p text:style-name="P4">SMS</text:p>
        </text:list-item>
        <text:list-item>
          <text:p text:style-name="P4">DNS</text:p>
        </text:list-item>
        <text:list-item>
          <text:p text:style-name="P4"><text:soft-page-break/>SSH<text:tab/><text:span text:style-name="T1">(check 11.5.3)</text:span></text:p>
        </text:list-item>
      </text:list>
      <text:p text:style-name="P1">Question 10</text:p>
      <text:p text:style-name="P1">Which of the following statements is note true for exim?</text:p>
      <text:list xml:id="list1975603174" text:style-name="L1">
        <text:list-item>
          <text:p text:style-name="P23">exim has better security compared to sendmail</text:p>
        </text:list-item>
        <text:list-item>
          <text:p text:style-name="P13">exim has three queues for storing messages temporarily</text:p>
        </text:list-item>
        <text:list-item>
          <text:p text:style-name="P13">exim implements access control lists</text:p>
        </text:list-item>
        <text:list-item>
          <text:p text:style-name="P13">exim has a single binary, similar to sendmai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17T16:19:52.702088034</dc:date>
    <meta:editing-duration>PT58M25S</meta:editing-duration>
    <meta:editing-cycles>19</meta:editing-cycles>
    <meta:generator>LibreOffice/7.3.3.2$Linux_X86_64 LibreOffice_project/30$Build-2</meta:generator>
    <meta:document-statistic meta:table-count="0" meta:image-count="0" meta:object-count="0" meta:page-count="3" meta:paragraph-count="56" meta:word-count="320" meta:character-count="1763" meta:non-whitespace-character-count="1531"/>
  </office:meta>
</office:document-meta>
</file>